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17mm"/>
    </style:style>
    <style:style style:name="co2" style:family="table-column">
      <style:table-column-properties fo:break-before="auto" style:column-width="67.72mm"/>
    </style:style>
    <style:style style:name="co3" style:family="table-column">
      <style:table-column-properties fo:break-before="auto" style:column-width="67.45mm"/>
    </style:style>
    <style:style style:name="co5" style:family="table-column">
      <style:table-column-properties fo:break-before="auto" style:column-width="66.89mm"/>
    </style:style>
    <style:style style:name="co6" style:family="table-column">
      <style:table-column-properties fo:break-before="auto" style:column-width="87.6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89.8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Camille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Franck" table:style-name="ta1">
        <table:table-column table:style-name="co1" table:default-cell-style-name="ce1"/>
        <table:table-column table:style-name="co3" table:number-columns-repeated="2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Grégoire" table:style-name="ta1"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Jordan" table:style-name="ta1"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che</text:p>
          </table:table-cell>
          <table:table-cell table:style-name="ce1" office:value-type="string" calcext:value-type="string">
            <text:p>Temps estimée (en H)</text:p>
          </table:table-cell>
          <table:table-cell table:style-name="ce1" office:value-type="string" calcext:value-type="string">
            <text:p>Temps réelle(en H)</text:p>
          </table:table-cell>
          <table:table-cell table:style-name="ce1" office:value-type="string" calcext:value-type="string">
            <text:p>État de la tâche</text:p>
          </table:table-cell>
        </table:table-row>
        <table:table-row table:style-name="ro2">
          <table:table-cell office:value-type="string" calcext:value-type="string">
            <text:p>Environnement de Développement (Grad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SmartAnalyzer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Généralisation des algorithmes de SmartAnalyze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Test Unitaire sur SmartAnalyz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Réalisation du test de performance de SmartAnalyz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Réalisation du serveur HTTP pour l'entrée</text:p>
          </table:table-cell>
          <table:table-cell table:number-columns-repeated="2" table:style-name="ce2" office:value-type="string" calcext:value-type="string">
            <text:p>0.5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Étude de l'API Spark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Étude de l'API Akka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Étude de Javax Mai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pprentissage du langage Scala (base du langage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 cours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Autres travaux (découvertes, recherches, …)</text:p>
          </table:table-cell>
          <table:table-cell office:value-type="string" calcext:value-type="string">
            <text:p>Non estimée</text:p>
          </table:table-cell>
          <table:table-cell office:value-type="string" calcext:value-type="string">
            <text:p>Non Comptée</text:p>
          </table:table-cell>
          <table:table-cell office:value-type="string" calcext:value-type="string">
            <text:p>En cours</text:p>
          </table:table-cell>
        </table:table-row>
      </table:table>
      <table:table table:name="Khalid" table:style-name="ta1">
        <table:table-column table:style-name="co3" table:default-cell-style-name="ce1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Tache</text:p>
          </table:table-cell>
          <table:table-cell office:value-type="string" calcext:value-type="string">
            <text:p>Temps estimée (en H)</text:p>
          </table:table-cell>
          <table:table-cell office:value-type="string" calcext:value-type="string">
            <text:p>Temps réelle(en H)</text:p>
          </table:table-cell>
          <table:table-cell office:value-type="string" calcext:value-type="string">
            <text:p>État de la tâche</text:p>
          </table:table-cell>
        </table:table-row>
      </table:table>
      <table:table table:name="Nicolas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table:style-name="ce3" office:value-type="string" calcext:value-type="string">
            <text:p>Tache</text:p>
          </table:table-cell>
          <table:table-cell table:style-name="ce3" office:value-type="string" calcext:value-type="string">
            <text:p>Temps estimée (en H)</text:p>
          </table:table-cell>
          <table:table-cell table:style-name="ce3" office:value-type="string" calcext:value-type="string">
            <text:p>Temps réelle(en H)</text:p>
          </table:table-cell>
          <table:table-cell table:style-name="ce3" office:value-type="string" calcext:value-type="string">
            <text:p>État de la tâche</text:p>
          </table:table-cell>
        </table:table-row>
        <table:table-row table:style-name="ro2">
          <table:table-cell office:value-type="string" calcext:value-type="string">
            <text:p>Environnement de Développement (Gradle)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JsonFileReader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Test Unitaire sur JsonReaderFi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Design Pattern Observer pour le module Output</text:p>
          </table:table-cell>
          <table:table-cell table:number-columns-repeated="2" table:style-name="ce4" office:value-type="string" calcext:value-type="string">
            <text:p>0.5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Installation d'une VM Impal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Création + Manipulation DB Impala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0.3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office:value-type="string" calcext:value-type="string">
            <text:p>Correctif sur le Mail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erminé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pprentissage du langage Scala (base du langage)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n cours</text:p>
          </table:table-cell>
        </table:table-row>
        <table:table-row table:style-name="ro2">
          <table:table-cell office:value-type="string" calcext:value-type="string">
            <text:p>Module de Sorti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 cours</text:p>
          </table:table-cell>
        </table:table-row>
        <table:table-row table:style-name="ro2">
          <table:table-cell office:value-type="string" calcext:value-type="string">
            <text:p>Découvrir / Utilisé la technologie Impala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 cour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Autres travaux (découvertes, recherches, …)</text:p>
          </table:table-cell>
          <table:table-cell office:value-type="string" calcext:value-type="string">
            <text:p>Non estimée</text:p>
          </table:table-cell>
          <table:table-cell office:value-type="string" calcext:value-type="string">
            <text:p>Non Comptée</text:p>
          </table:table-cell>
          <table:table-cell office:value-type="string" calcext:value-type="string">
            <text:p>En cou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 style:data-style-name="N2" text:time-value="22:05:56.347848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4T10:24:03.987484605</meta:creation-date>
    <dc:date>2017-03-08T22:07:55.522825244</dc:date>
    <meta:editing-duration>PT17M14S</meta:editing-duration>
    <meta:editing-cycles>6</meta:editing-cycles>
    <meta:generator>LibreOffice/5.0.6.2$Linux_X86_64 LibreOffice_project/00$Build-2</meta:generator>
    <meta:document-statistic meta:table-count="6" meta:cell-count="116" meta:object-count="0"/>
  </office:meta>
</office:document-meta>
</file>